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A000000064038056564B415F20F.jpg" manifest:media-type="image/jpeg"/>
  <manifest:file-entry manifest:full-path="Pictures/10000000000007800000043818FA1BCFC5DFB8E6.jpg" manifest:media-type="image/jpeg"/>
  <manifest:file-entry manifest:full-path="Pictures/1000020100000780000004B043A3F1D1F1EC65A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2" svg:font-family="Calibri"/>
    <style:font-face style:name="Calibri4" svg:font-family="Calibri" style:font-adornments="Regular"/>
    <style:font-face style:name="Calibri3" svg:font-family="Calibri" style:font-adornments="Regular" style:font-pitch="fixed"/>
    <style:font-face style:name="Noto Mono2" svg:font-family="'Noto Mono'" style:font-adornments="Regular" style:font-pitch="fixed"/>
    <style:font-face style:name="Calibri" svg:font-family="Calibri" style:font-pitch="variable"/>
    <style:font-face style:name="Liberation Sans1" svg:font-family="'Liberation Sans'" style:font-pitch="variable"/>
    <style:font-face style:name="Liberation Serif" svg:font-family="'Liberation Serif'" style:font-pitch="variable"/>
    <style:font-face style:name="Noto Mono1" svg:font-family="'Noto Mono'" style:font-adornments="Regular"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Mono" svg:font-family="'Noto Mono'" style:font-family-generic="roman" style:font-pitch="variable"/>
    <style:font-face style:name="Noto Mono3" svg:font-family="'Noto Mono'" style:font-adornments="Regular"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35"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6"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98"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99"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100"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101"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102"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103"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104"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05"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06"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07"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108"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109"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110"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111"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112"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image-name="msFillBitmap_20_113"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image-name="msFillBitmap_20_114" style:repeat="stretch" presentation:display-footer="false" presentation:display-page-number="false" presentation:display-date-time="false"/>
    </style:style>
    <style:style style:name="dp22" style:family="drawing-page">
      <style:drawing-page-properties presentation:background-visible="true" presentation:background-objects-visible="true" draw:fill="bitmap" draw:fill-image-name="msFillBitmap_20_115" style:repeat="stretch" presentation:display-footer="false" presentation:display-page-number="false" presentation:display-date-time="false"/>
    </style:style>
    <style:style style:name="dp23" style:family="drawing-page">
      <style:drawing-page-properties presentation:background-visible="true" presentation:background-objects-visible="true" draw:fill="bitmap" draw:fill-image-name="msFillBitmap_20_116" style:repeat="stretch" presentation:display-footer="false" presentation:display-page-number="false" presentation:display-date-time="false"/>
    </style:style>
    <style:style style:name="dp24" style:family="drawing-page">
      <style:drawing-page-properties presentation:background-visible="true" presentation:background-objects-visible="true" draw:fill="bitmap" draw:fill-image-name="msFillBitmap_20_117" style:repeat="stretch" presentation:display-footer="false" presentation:display-page-number="false" presentation:display-date-time="false"/>
    </style:style>
    <style:style style:name="dp25" style:family="drawing-page">
      <style:drawing-page-properties presentation:background-visible="true" presentation:background-objects-visible="true" draw:fill="bitmap" draw:fill-image-name="msFillBitmap_20_118" style:repeat="stretch" presentation:display-footer="false" presentation:display-page-number="false" presentation:display-date-time="false"/>
    </style:style>
    <style:style style:name="dp26" style:family="drawing-page">
      <style:drawing-page-properties presentation:background-visible="true" presentation:background-objects-visible="true" draw:fill="bitmap" draw:fill-image-name="msFillBitmap_20_119" style:repeat="stretch" presentation:display-footer="false" presentation:display-page-number="false" presentation:display-date-time="false"/>
    </style:style>
    <style:style style:name="dp27" style:family="drawing-page">
      <style:drawing-page-properties presentation:background-visible="true" presentation:background-objects-visible="true" draw:fill="bitmap" draw:fill-image-name="msFillBitmap_20_120" style:repeat="stretch" presentation:display-footer="false" presentation:display-page-number="false" presentation:display-date-time="false"/>
    </style:style>
    <style:style style:name="dp28" style:family="drawing-page">
      <style:drawing-page-properties presentation:background-visible="true" presentation:background-objects-visible="true" draw:fill="bitmap" draw:fill-image-name="msFillBitmap_20_121" style:repeat="stretch" presentation:display-footer="false" presentation:display-page-number="false" presentation:display-date-time="false"/>
    </style:style>
    <style:style style:name="dp29" style:family="drawing-page">
      <style:drawing-page-properties presentation:background-visible="true" presentation:background-objects-visible="true" draw:fill="bitmap" draw:fill-image-name="msFillBitmap_20_122" style:repeat="stretch" presentation:display-footer="false" presentation:display-page-number="false" presentation:display-date-time="false"/>
    </style:style>
    <style:style style:name="dp30" style:family="drawing-page">
      <style:drawing-page-properties presentation:background-visible="true" presentation:background-objects-visible="true" draw:fill="bitmap" draw:fill-image-name="msFillBitmap_20_123" style:repeat="stretch" presentation:display-footer="false" presentation:display-page-number="false" presentation:display-date-time="false"/>
    </style:style>
    <style:style style:name="dp31" style:family="drawing-page">
      <style:drawing-page-properties presentation:background-visible="true" presentation:background-objects-visible="true" draw:fill="bitmap" draw:fill-image-name="msFillBitmap_20_124" style:repeat="stretch" presentation:display-footer="false" presentation:display-page-number="false" presentation:display-date-time="false"/>
    </style:style>
    <style:style style:name="dp32"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dp33" style:family="drawing-page">
      <style:drawing-page-properties presentation:background-visible="true" presentation:background-objects-visible="true" draw:fill="bitmap" draw:fill-color="#92d050" draw:fill-image-name="msFillBitmap_20_198" style:repeat="stretch" presentation:display-footer="false" presentation:display-page-number="false" presentation:display-date-time="false"/>
    </style:style>
    <style:style style:name="dp34" style:family="drawing-page">
      <style:drawing-page-properties presentation:background-visible="true" presentation:background-objects-visible="true" draw:fill="bitmap" draw:fill-color="#92d050" draw:fill-image-name="msFillBitmap_20_199" style:repeat="stretch" presentation:display-footer="false" presentation:display-page-number="false" presentation:display-date-time="false"/>
    </style:style>
    <style:style style:name="dp35" style:family="drawing-page">
      <style:drawing-page-properties presentation:background-visible="true" presentation:background-objects-visible="true" draw:fill="bitmap" draw:fill-color="#92d050" draw:fill-image-name="msFillBitmap_20_200" style:repeat="stretch" presentation:display-footer="false" presentation:display-page-number="false" presentation:display-date-time="false"/>
    </style:style>
    <style:style style:name="dp36" style:family="drawing-page">
      <style:drawing-page-properties presentation:background-visible="true" presentation:background-objects-visible="true" draw:fill="bitmap" draw:fill-color="#92d050" draw:fill-image-name="msFillBitmap_20_201" style:repeat="stretch" presentation:display-footer="false" presentation:display-page-number="false" presentation:display-date-time="false"/>
    </style:style>
    <style:style style:name="dp37" style:family="drawing-page">
      <style:drawing-page-properties presentation:background-visible="true" presentation:background-objects-visible="true" draw:fill="bitmap" draw:fill-color="#92d050" draw:fill-image-name="msFillBitmap_20_202"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standard">
      <style:graphic-properties draw:stroke="solid" svg:stroke-width="0.071cm" svg:stroke-color="#b0b0b0" svg:stroke-linecap="butt" draw:fill="solid" draw:fill-color="#181818" draw:opacity="68%"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solid" svg:stroke-width="0.071cm" svg:stroke-color="#b0b0b0" svg:stroke-linecap="butt" draw:fill="solid" draw:fill-color="#181818" draw:opacity="79%" draw:textarea-vertical-align="middle" draw:auto-grow-height="false" draw:fit-to-size="false" style:shrink-to-fit="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2.572cm"/>
      <style:paragraph-properties style:writing-mode="lr-tb"/>
    </style:style>
    <style:style style:name="pr7"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0" style:family="presentation" style:parent-style-name="Default-notes">
      <style:graphic-properties draw:fill-color="#ffffff" fo:min-height="12.572cm"/>
      <style:paragraph-properties style:writing-mode="lr-tb"/>
    </style:style>
    <style:style style:name="pr11" style:family="presentation" style:parent-style-name="Default-notes">
      <style:graphic-properties draw:fill-color="#ffffff" fo:min-height="11.429cm"/>
      <style:paragraph-properties style:writing-mode="lr-tb"/>
    </style:style>
    <style:style style:name="pr12" style:family="presentation" style:parent-style-name="Default-outline1" style:list-style-name="L14">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3" style:family="presentation" style:parent-style-name="Default-outline1" style:list-style-name="L14">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text-align="start" style:writing-mode="lr-tb" style:font-independent-line-spacing="true"/>
      <style:text-properties fo:font-size="32pt"/>
    </style:style>
    <style:style style:name="P7" style:family="paragraph">
      <loext:graphic-properties draw:fill-color="#ffffff"/>
      <style:paragraph-properties style:writing-mode="lr-tb"/>
    </style:style>
    <style:style style:name="P8"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1" style:family="paragraph">
      <style:paragraph-properties fo:margin-left="0cm" fo:margin-right="0cm" fo:text-indent="0cm"/>
    </style:style>
    <style:style style:name="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3" style:family="paragraph">
      <loext:graphic-properties draw:fill="solid" draw:fill-color="#181818" draw:opacity="68%"/>
      <style:paragraph-properties fo:text-align="center" style:font-independent-line-spacing="true"/>
      <style:text-properties fo:font-size="18pt"/>
    </style:style>
    <style:style style:name="P14" style:family="paragraph">
      <loext:graphic-properties draw:fill="solid" draw:fill-color="#181818" draw:opacity="79%"/>
      <style:paragraph-properties fo:text-align="center" style:font-independent-line-spacing="true"/>
      <style:text-properties fo:font-size="18pt"/>
    </style:style>
    <style:style style:name="P15"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P16"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efefef" loext:opacity="100%" style:text-line-through-style="none" style:text-line-through-type="none" style:text-position="-25% 58%"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efefef" loext:opacity="1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efefef" loext:opacity="100%" style:text-line-through-style="none" style:text-line-through-type="none" style:text-position="-25% 58%" style:font-name="Calibri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efefef" loext:opacity="100%" style:text-line-through-style="none" style:text-line-through-type="none" style:text-position="-25% 58%"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font-variant="normal" fo:text-transform="none" fo:color="#efefef" loext:opacity="100%" style:text-line-through-style="none" style:text-line-through-type="none" style:text-position="30% 58%"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2" style:family="text">
      <style:text-properties fo:font-variant="normal" fo:text-transform="none" fo:color="#efefef" loext:opacity="100%" style:text-outline="false" style:text-line-through-style="none" style:text-line-through-type="none" style:text-position="0% 100%" style:font-name="Calibri2" fo:font-size="44pt" fo:letter-spacing="normal" fo:language="en" fo:country="US" fo:font-style="normal" fo:text-shadow="none" style:text-underline-style="none" fo:font-weight="normal" style:letter-kerning="true" fo:background-color="transparent" style:font-name-asian="DejaVu Sans"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efefef" loext:opacity="100%" style:text-line-through-style="none" style:text-line-through-type="none" style:text-position="0% 100%" style:font-name="Calibri2" fo:font-size="20pt" fo:letter-spacing="normal" fo:language="el" fo:country="GR"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fffff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5" style:family="text">
      <style:text-properties fo:font-variant="normal" fo:text-transform="none" fo:color="#66b2ff" loext:opacity="100%" style:text-line-through-style="none" style:text-line-through-type="none" style:text-position="0% 100%" style:font-name="Calibri2" fo:font-size="32pt" fo:letter-spacing="normal" fo:language="en" fo:country="US"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Calibri2" fo:font-size="32pt" fo:letter-spacing="normal" fo:language="en" fo:country="US" fo:font-style="italic" style:text-underline-style="none"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3.811cm" text:min-label-width="0.634cm"/>
        <style:text-properties fo:font-family="Arial" style:font-family-generic="swiss" style:font-pitch="variable" fo:color="#efefe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text:start-value="4">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7">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text:start-value="10">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text:start-value="13">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text:start-value="16">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_188"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2" presentation:style-name="pr2" draw:text-style-name="P4" draw:layer="layout" svg:width="19.472cm" svg:height="1.873cm" svg:x="2.963cm" svg:y="8.211cm" presentation:class="subtitle" presentation:user-transformed="true">
          <draw:text-box>
            <text:p text:style-name="P3"><text:span text:style-name="T2">Brief Intro to Machine Learning with Scikit Learn</text:span></text:p>
            <text:p text:style-name="P3"><text:span text:style-name="T2"/></text:p>
            <text:p text:style-name="P3"><text:span text:style-name="T2">Linear Regressors Models</text:span></text:p>
          </draw:text-box>
        </draw:frame>
        <draw:custom-shape draw:name="Subtitle 2_3"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Linear Models" draw:style-name="dp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st of some types we will Cover</text:span></text:p>
              </text:list-item>
            </text:list>
            <text:list text:style-name="L3">
              <text:list-item>
                <text:list>
                  <text:list-item>
                    <text:p text:style-name="P9"><text:span text:style-name="T5">Linear Regressors</text:span></text:p>
                  </text:list-item>
                </text:list>
              </text:list-item>
            </text:list>
            <text:list text:style-name="L4">
              <text:list-item>
                <text:list>
                  <text:list-item>
                    <text:list>
                      <text:list-item>
                        <text:p text:style-name="P10"><text:span text:style-name="T6">K-Nearest Neighbors</text:span></text:p>
                      </text:list-item>
                      <text:list-item>
                        <text:p text:style-name="P10"><text:span text:style-name="T6">Linear Regression</text:span></text:p>
                      </text:list-item>
                      <text:list-item>
                        <text:p text:style-name="P10"><text:span text:style-name="T6">Ridge Regression</text:span></text:p>
                      </text:list-item>
                      <text:list-item>
                        <text:p text:style-name="P10"><text:span text:style-name="T6">LASSO Regression</text:span></text:p>
                      </text:list-item>
                      <text:list-item>
                        <text:p text:style-name="P10"><text:span text:style-name="T6">Decision Tree</text:span></text:p>
                      </text:list-item>
                      <text:list-item>
                        <text:p text:style-name="P10"><text:span text:style-name="T6">Forest</text:span></text:p>
                      </text:list-item>
                      <text:list-item>
                        <text:p text:style-name="P10"><text:span text:style-name="T6">Gradient-Boosted Forest</text:span></text:p>
                      </text:list-item>
                    </text:list>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draw:style-name="dp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Models differ in:</text:span></text:p>
              </text:list-item>
            </text:list>
            <text:list text:style-name="L3">
              <text:list-item>
                <text:list>
                  <text:list-item>
                    <text:p text:style-name="P9"><text:span text:style-name="T5">How they create a decision boundary</text:span></text:p>
                  </text:list-item>
                  <text:list-item>
                    <text:p text:style-name="P9"><text:span text:style-name="T5">How they model accuracy</text:span></text:p>
                  </text:list-item>
                  <text:list-item>
                    <text:p text:style-name="P9"><text:span text:style-name="T5">Tuning/regularization they use</text:span></text:p>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s</text:span></text:p>
              </text:list-item>
            </text:list>
            <text:list text:style-name="L3">
              <text:list-item>
                <text:list>
                  <text:list-item>
                    <text:p text:style-name="P9"><text:span text:style-name="T5">Tries to predict an unbounded value as accurately as possible vs predicting a specific class.</text:span></text:p>
                  </text:list-item>
                  <text:list-item>
                    <text:p text:style-name="P9"><text:span text:style-name="T5">Creates a linear equation to predict outcomes:</text:span></text:p>
                  </text:list-item>
                </text:list>
              </text:list-item>
            </text:list>
            <text:list text:style-name="L4">
              <text:list-item>
                <text:list>
                  <text:list-item>
                    <text:list>
                      <text:list-item>
                        <text:p text:style-name="P10"><text:span text:style-name="T6">Y</text:span><text:span text:style-name="T7">predict</text:span><text:span text:style-name="T6"> = w</text:span><text:span text:style-name="T7">1</text:span><text:span text:style-name="T6">*f</text:span><text:span text:style-name="T7">1</text:span><text:span text:style-name="T6"> + w</text:span><text:span text:style-name="T7">2</text:span><text:span text:style-name="T6">*f</text:span><text:span text:style-name="T7">2</text:span><text:span text:style-name="T6"> + w</text:span><text:span text:style-name="T7">3</text:span><text:span text:style-name="T6">*f</text:span><text:span text:style-name="T7">3</text:span><text:span text:style-name="T6"> + … + w</text:span><text:span text:style-name="T7">n</text:span><text:span text:style-name="T6">*f</text:span><text:span text:style-name="T7">n</text:span><text:span text:style-name="T6"> + b</text:span></text:p>
                      </text:list-item>
                    </text:list>
                  </text:list-item>
                </text:list>
              </text:list-item>
            </text:list>
            <text:list text:style-name="L6">
              <text:list-item>
                <text:list>
                  <text:list-item>
                    <text:list>
                      <text:list-item>
                        <text:list>
                          <text:list-item>
                            <text:p text:style-name="P12"><text:span text:style-name="T8">Y</text:span><text:span text:style-name="T9">predict</text:span><text:span text:style-name="T8"> = predicted value for given sample</text:span></text:p>
                          </text:list-item>
                          <text:list-item>
                            <text:p text:style-name="P12"><text:span text:style-name="T8">w = weights</text:span></text:p>
                          </text:list-item>
                          <text:list-item>
                            <text:p text:style-name="P12"><text:span text:style-name="T8">f = feature value</text:span></text:p>
                          </text:list-item>
                          <text:list-item>
                            <text:p text:style-name="P12"><text:span text:style-name="T8">b = intercept of linear line</text:span></text:p>
                          </text:list-item>
                          <text:list-item>
                            <text:p text:style-name="P12"><text:span text:style-name="T8">n = number of features</text:span></text:p>
                          </text:list-item>
                        </text:list>
                      </text:list-item>
                      <text:list-item>
                        <text:p text:style-name="P10"><text:span text:style-name="T6">A.k.a the prediction function.</text:span></text:p>
                      </text:list-item>
                    </text:list>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gressors</text:span></text:p>
              </text:list-item>
            </text:list>
            <text:list text:style-name="L3">
              <text:list-item>
                <text:list>
                  <text:list-item>
                    <text:p text:style-name="P9"><text:span text:style-name="T5">The models we train adjust the values of w</text:span><text:span text:style-name="T10">x</text:span><text:span text:style-name="T5"> and b.</text:span></text:p>
                  </text:list-item>
                  <text:list-item>
                    <text:p text:style-name="P9"><text:span text:style-name="T5">For functions with regularization, an additional hyperparameter is added to guide model convergence when generating the prediction function.</text:span></text:p>
                  </text:list-item>
                  <text:list-item>
                    <text:p text:style-name="P9"><text:span text:style-name="T5">Examples:</text:span></text:p>
                  </text:list-item>
                </text:list>
              </text:list-item>
            </text:list>
            <text:list text:style-name="L4">
              <text:list-item>
                <text:list>
                  <text:list-item>
                    <text:list>
                      <text:list-item>
                        <text:p text:style-name="P10"><text:span text:style-name="T6">Trying to predict median household income of an area.</text:span></text:p>
                      </text:list-item>
                      <text:list-item>
                        <text:p text:style-name="P10"><text:span text:style-name="T6">Trying to predict the value a stock will rise to.</text:span></text:p>
                      </text:list-item>
                    </text:list>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K-Nearest Neighbors Regression</text:span></text:p>
              </text:list-item>
            </text:list>
            <text:list text:style-name="L3">
              <text:list-item>
                <text:list>
                  <text:list-item>
                    <text:p text:style-name="P9"><text:span text:style-name="T5">Similar to the classifier variant, the regressor picks the value that is closest to the most similar neighbor.</text:span></text:p>
                  </text:list-item>
                  <text:list-item>
                    <text:p text:style-name="P9"><text:span text:style-name="T5">Multiple neighbors are averaged together.</text:span></text:p>
                  </text:list-item>
                </text:list>
              </text:list-item>
            </text:list>
            <text:list text:style-name="L4">
              <text:list-item>
                <text:list>
                  <text:list-item>
                    <text:list>
                      <text:list-item>
                        <text:p text:style-name="P10"><text:span text:style-name="T6">Option to weight the average, such as weighting neighbors inversely to their distance from the point to predict.</text:span></text:p>
                      </text:list-item>
                    </text:list>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inear Regression (Ordinary Least Squares)</text:span></text:p>
              </text:list-item>
            </text:list>
            <text:list text:style-name="L3">
              <text:list-item>
                <text:list>
                  <text:list-item>
                    <text:p text:style-name="P9"><text:span text:style-name="T5">Attempts to minimize the mean squared error between the prediction and the target values.</text:span></text:p>
                  </text:list-item>
                  <text:list-item>
                    <text:p text:style-name="P9"><text:span text:style-name="T5">The error of this trainer is calculated by adding the squared differences between the predicted value with the actual target value.</text:span></text:p>
                  </text:list-item>
                  <text:list-item>
                    <text:p text:style-name="P9"><text:span text:style-name="T5">No regularization parameters to adjust the accuracy of this trainer.</text:span></text:p>
                  </text:list-item>
                </text:list>
              </text:list-item>
            </text:list>
            <text:p text:style-name="P8"><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inear Regression (Ordinary Least Squares)</text:span></text:p>
              </text:list-item>
            </text:list>
            <text:list text:style-name="L3">
              <text:list-item>
                <text:list>
                  <text:list-item>
                    <text:p text:style-name="P9"><text:span text:style-name="T5">Cost = [(Ŷ</text:span><text:span text:style-name="T10">1</text:span><text:span text:style-name="T5">-Y</text:span><text:span text:style-name="T10">1</text:span><text:span text:style-name="T5">)</text:span><text:span text:style-name="T11">2</text:span><text:span text:style-name="T5"> + (Ŷ</text:span><text:span text:style-name="T10">2</text:span><text:span text:style-name="T5">-Y</text:span><text:span text:style-name="T10">2</text:span><text:span text:style-name="T5">)</text:span><text:span text:style-name="T11">2</text:span><text:span text:style-name="T5"> + (Ŷ</text:span><text:span text:style-name="T10">3</text:span><text:span text:style-name="T5">-Y</text:span><text:span text:style-name="T10">3</text:span><text:span text:style-name="T5">)</text:span><text:span text:style-name="T11">2</text:span><text:span text:style-name="T5"> + … + (Ŷ</text:span><text:span text:style-name="T10">n</text:span><text:span text:style-name="T5">-Y</text:span><text:span text:style-name="T10">n</text:span><text:span text:style-name="T5">)</text:span><text:span text:style-name="T11">2</text:span><text:span text:style-name="T5">] = <text:s text:c="10"/></text:span></text:p>
                  </text:list-item>
                </text:list>
              </text:list-item>
            </text:list>
            <text:list text:style-name="L4">
              <text:list-item>
                <text:list>
                  <text:list-item>
                    <text:list>
                      <text:list-item>
                        <text:p text:style-name="P10"><text:span text:style-name="T6">Ŷ = predicted label</text:span></text:p>
                      </text:list-item>
                      <text:list-item>
                        <text:p text:style-name="P10"><text:span text:style-name="T6">Y = actual label</text:span></text:p>
                      </text:list-item>
                      <text:list-item>
                        <text:p text:style-name="P10"><text:span text:style-name="T6">n = number of samples</text:span></text:p>
                      </text:list-item>
                    </text:list>
                  </text:list-item>
                  <text:list-item>
                    <text:p text:style-name="P9"><text:span text:style-name="T5"><text:s/></text:span><text:span text:style-name="T5">= </text:span></text:p>
                    <text:list>
                      <text:list-item>
                        <text:p text:style-name="P10"><text:span text:style-name="T6">w is the determined weight</text:span></text:p>
                      </text:list-item>
                      <text:list-item>
                        <text:p text:style-name="P10"><text:span text:style-name="T6">x is the feature value</text:span></text:p>
                      </text:list-item>
                      <text:list-item>
                        <text:p text:style-name="P10"><text:span text:style-name="T6">m is the number of features</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Linear Regression</text:span></text:p>
              </text:list-item>
            </text:list>
            <text:p text:style-name="P11"><text:span text:style-name="T5"/></text:p>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1" draw:master-page-name="Title_20_and_20_Content" presentation:presentation-page-layout-name="AL2T11">
        <draw:custom-shape draw:name="Rectangle 3" draw:style-name="gr3" draw:text-style-name="P13"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a linear regression prediction on the Boston housing data set.</text:span></text:p>
                  </text:list-item>
                </text:list>
              </text:list-item>
            </text:list>
            <text:p text:style-name="P11"><text:span text:style-name="T5"/></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Uses a modified Ordinary Least Squares as the cost function to fit the data.</text:span></text:p>
                  </text:list-item>
                  <text:list-item>
                    <text:p text:style-name="P9"><text:span text:style-name="T5">Adds additional constraint of attempting to minimize the magnitude of the weight coefficients for each feature without eliminating the feature.</text:span></text:p>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Each weight should be as close to zero as possible.</text:span></text:p>
                  </text:list-item>
                  <text:list-item>
                    <text:p text:style-name="P9"><text:span text:style-name="T5">Each feature will have as little affect on the prediction as possible.</text:span></text:p>
                  </text:list-item>
                  <text:list-item>
                    <text:p text:style-name="P9"><text:span text:style-name="T5">Note that the feature weights will not be exactly zero using this trainer, so each feature still affects the prediction.</text:span></text:p>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Attempting to minimize the weight magnitudes is a form of regularization.</text:span></text:p>
                  </text:list-item>
                </text:list>
              </text:list-item>
            </text:list>
            <text:list text:style-name="L4">
              <text:list-item>
                <text:list>
                  <text:list-item>
                    <text:list>
                      <text:list-item>
                        <text:p text:style-name="P10"><text:span text:style-name="T6">Regularization is used to attempt to prevent overfitting.</text:span></text:p>
                      </text:list-item>
                    </text:list>
                  </text:list-item>
                  <text:list-item>
                    <text:p text:style-name="P9"><text:span text:style-name="T5">This trainer uses L2 regularization with OLS as the cost function</text:span></text:p>
                    <text:list>
                      <text:list-item>
                        <text:p text:style-name="P10"><text:span text:style-name="T6">The sum of the square of the weight coefficient for each feature is used as a penalty term in determining model accuracy.</text:span></text:p>
                      </text:list-item>
                    </text:list>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2">Linear Models - </text:span><text:span text:style-name="T1">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Ordinary Least Squares with Regularization</text:span></text:p>
                  </text:list-item>
                </text:list>
              </text:list-item>
            </text:list>
            <text:list text:style-name="L4">
              <text:list-item>
                <text:list>
                  <text:list-item>
                    <text:list>
                      <text:list-item>
                        <text:p text:style-name="P10"><text:span text:style-name="T6">Cost = </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i = feature index</text:span></text:p>
                          </text:list-item>
                          <text:list-item>
                            <text:p text:style-name="P12"><text:span text:style-name="T8">j = weight index</text:span></text:p>
                          </text:list-item>
                          <text:list-item>
                            <text:p text:style-name="P12"><text:span text:style-name="T13">α</text:span><text:span text:style-name="T8"> = regularization hyperparameter, must be &gt;=0</text:span></text:p>
                          </text:list-item>
                          <text:list-item>
                            <text:p text:style-name="P12"><text:span text:style-name="T8">m = number of features</text:span></text:p>
                          </text:list-item>
                          <text:list-item>
                            <text:p text:style-name="P12"><text:span text:style-name="T8">w = determined weight</text:span></text:p>
                          </text:list-item>
                        </text:list>
                      </text:list-item>
                    </text:list>
                  </text:list-item>
                </text:list>
              </text:list-item>
            </text:list>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16"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2">Linear Models - </text:span><text:span text:style-name="T1">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Ordinary Least Squares with Regularization</text:span></text:p>
                  </text:list-item>
                </text:list>
              </text:list-item>
            </text:list>
            <text:list text:style-name="L4">
              <text:list-item>
                <text:list>
                  <text:list-item>
                    <text:list>
                      <text:list-item>
                        <text:p text:style-name="P10"><text:span text:style-name="T6"><text:s/></text:span></text:p>
                      </text:list-item>
                    </text:list>
                  </text:list-item>
                </text:list>
              </text:list-item>
            </text:list>
            <text:list text:style-name="L6">
              <text:list-item>
                <text:list>
                  <text:list-item>
                    <text:list>
                      <text:list-item>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For this Scikit-Learn trainer, alpha is the hyperparameter used for regularization.</text:span></text:p>
                  </text:list-item>
                  <text:list-item>
                    <text:p text:style-name="P9"><text:span text:style-name="T5">Increasing alpha moves each feature’s weight more towards zero.</text:span></text:p>
                  </text:list-item>
                </text:list>
              </text:list-item>
            </text:list>
            <text:list text:style-name="L4">
              <text:list-item>
                <text:list>
                  <text:list-item>
                    <text:list>
                      <text:list-item>
                        <text:p text:style-name="P10"><text:span text:style-name="T6">This may help make the model more generalized, which will help overfitting.</text:span></text:p>
                      </text:list-item>
                      <text:list-item>
                        <text:p text:style-name="P10"><text:span text:style-name="T6">This will decrease training set performance.</text:span></text:p>
                      </text:list-item>
                    </text:list>
                  </text:list-item>
                </text:list>
              </text:list-item>
            </text:list>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Ridge Regression</text:span></text:p>
              </text:list-item>
            </text:list>
            <text:list text:style-name="L3">
              <text:list-item>
                <text:list>
                  <text:list-item>
                    <text:p text:style-name="P9"><text:span text:style-name="T5">Increasing alpha more and more will not necessarily make the model more predictive.</text:span></text:p>
                  </text:list-item>
                  <text:list-item>
                    <text:p text:style-name="P9"><text:span text:style-name="T5">Alpha will need tuned for an optimal model.</text:span></text:p>
                  </text:list-item>
                </text:list>
              </text:list-item>
            </text:list>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1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Ridge Regression</text:span></text:p>
              </text:list-item>
            </text:list>
            <text:p text:style-name="P11"><text:span text:style-name="T5"/></text:p>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20" draw:master-page-name="Title_20_and_20_Content" presentation:presentation-page-layout-name="AL2T11">
        <draw:custom-shape draw:name="Rectangle 3" draw:style-name="gr3" draw:text-style-name="P13"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example with ridge regression, attempting to optimize the test prediction data set by adjusting alpha.</text:span></text:p>
                  </text:list-item>
                </text:list>
              </text:list-item>
            </text:list>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2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Least Absolute Shrinkage and Selection Operator</text:span></text:p>
                  </text:list-item>
                  <text:list-item>
                    <text:p text:style-name="P9"><text:span text:style-name="T5">Similar to ridge regression, uses a modified Ordinary Least Squares algorithm as the cost function.</text:span></text:p>
                  </text:list-item>
                  <text:list-item>
                    <text:p text:style-name="P9"><text:span text:style-name="T5">Attempts to make each weight close to zero.</text:span></text:p>
                  </text:list-item>
                  <text:list-item>
                    <text:p text:style-name="P9"><text:span text:style-name="T5">In this trainer, a weight value can be zero, so that a feature will not affect the prediction.</text:span></text:p>
                  </text:list-item>
                </text:list>
              </text:list-item>
            </text:list>
            <text:p text:style-name="P11"><text:span text:style-name="T5"/></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2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This trainer uses L1 regularization.</text:span></text:p>
                  </text:list-item>
                </text:list>
              </text:list-item>
            </text:list>
            <text:list text:style-name="L4">
              <text:list-item>
                <text:list>
                  <text:list-item>
                    <text:list>
                      <text:list-item>
                        <text:p text:style-name="P10"><text:span text:style-name="T6">The sum of the weight coefficient for each feature is used as a penalty term in determining model accuracy.</text:span></text:p>
                      </text:list-item>
                    </text:list>
                  </text:list-item>
                  <text:list-item>
                    <text:p text:style-name="P9"><text:span text:style-name="T5">Alpha is the hyperparameter used for regularization.</text:span></text:p>
                  </text:list-item>
                </text:list>
              </text:list-item>
            </text:list>
            <text:p text:style-name="P11"><text:span text:style-name="T5"/></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2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2">Linear Models - </text:span><text:span text:style-name="T1">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Ordinary Least Squares with Regularization</text:span></text:p>
                  </text:list-item>
                </text:list>
              </text:list-item>
            </text:list>
            <text:list text:style-name="L4">
              <text:list-item>
                <text:list>
                  <text:list-item>
                    <text:list>
                      <text:list-item>
                        <text:p text:style-name="P10"><text:span text:style-name="T6">Cost = </text:span></text:p>
                      </text:list-item>
                    </text:list>
                  </text:list-item>
                </text:list>
              </text:list-item>
            </text:list>
            <text:list text:style-name="L6">
              <text:list-item>
                <text:list>
                  <text:list-item>
                    <text:list>
                      <text:list-item>
                        <text:list>
                          <text:list-item>
                            <text:p text:style-name="P12"><text:span text:style-name="T8">Ŷ = predicted label</text:span></text:p>
                          </text:list-item>
                          <text:list-item>
                            <text:p text:style-name="P12"><text:span text:style-name="T8">Y = actual label</text:span></text:p>
                          </text:list-item>
                          <text:list-item>
                            <text:p text:style-name="P12"><text:span text:style-name="T8">n = number of samples</text:span></text:p>
                          </text:list-item>
                          <text:list-item>
                            <text:p text:style-name="P12"><text:span text:style-name="T8">i = feature index</text:span></text:p>
                          </text:list-item>
                          <text:list-item>
                            <text:p text:style-name="P12"><text:span text:style-name="T8">j = weight index</text:span></text:p>
                          </text:list-item>
                          <text:list-item>
                            <text:p text:style-name="P12"><text:span text:style-name="T13">α</text:span><text:span text:style-name="T8"> = regularization hyperparameter, must be &gt;=0</text:span></text:p>
                          </text:list-item>
                          <text:list-item>
                            <text:p text:style-name="P12"><text:span text:style-name="T8">m = number of features</text:span></text:p>
                          </text:list-item>
                          <text:list-item>
                            <text:p text:style-name="P12"><text:span text:style-name="T8">w = determined weight</text:span></text:p>
                          </text:list-item>
                        </text:list>
                      </text:list-item>
                    </text:list>
                  </text:list-item>
                </text:list>
              </text:list-item>
            </text:list>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Classifiers" draw:style-name="dp2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2">Linear Models - </text:span><text:span text:style-name="T1">Regressor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LASSO Regression</text:span></text:p>
              </text:list-item>
            </text:list>
            <text:list text:style-name="L3">
              <text:list-item>
                <text:list>
                  <text:list-item>
                    <text:p text:style-name="P9"><text:span text:style-name="T5">Ordinary Least Squares with Regularization</text:span></text:p>
                  </text:list-item>
                </text:list>
              </text:list-item>
            </text:list>
            <text:list text:style-name="L4">
              <text:list-item>
                <text:list>
                  <text:list-item>
                    <text:list>
                      <text:list-item>
                        <text:p text:style-name="P10"><text:span text:style-name="T6"><text:s/></text:span></text:p>
                      </text:list-item>
                    </text:list>
                  </text:list-item>
                </text:list>
              </text:list-item>
            </text:list>
            <text:list text:style-name="L6">
              <text:list-item>
                <text:list>
                  <text:list-item>
                    <text:list>
                      <text:list-item>
                        <text:list>
                          <text:list-item>
                            <text:p text:style-name="P12"><text:span text:style-name="T8">w is the determined weight</text:span></text:p>
                          </text:list-item>
                          <text:list-item>
                            <text:p text:style-name="P12"><text:span text:style-name="T8">x is the feature value</text:span></text:p>
                          </text:list-item>
                          <text:list-item>
                            <text:p text:style-name="P12"><text:span text:style-name="T8">m is the number of features</text:span></text:p>
                          </text:list-item>
                        </text:list>
                      </text:list-item>
                    </text:list>
                  </text:list-item>
                </text:list>
              </text:list-item>
            </text:list>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25"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ample – LASSO Regression</text:span></text:p>
              </text:list-item>
            </text:list>
            <text:p text:style-name="P11"><text:span text:style-name="T5"/></text:p>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26" draw:master-page-name="Title_20_and_20_Content" presentation:presentation-page-layout-name="AL2T11">
        <draw:custom-shape draw:name="Rectangle 3" draw:style-name="gr3" draw:text-style-name="P13" draw:layer="layout"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Generate models for the boston housing data using linear, ridge, and LASSO regressors. <text:s/>For models that use regularization, attempt to optimize the predictions (can use previous example code).</text:span></text:p>
                  </text:list-item>
                  <text:list-item>
                    <text:p text:style-name="P9"><text:span text:style-name="T5">Which model is the most accurate with respect to test data predictions? <text:s/>Are there benefits to the models that are less accurate?</text:span></text:p>
                  </text:list-item>
                </text:list>
              </text:list-item>
            </text:list>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27"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Works similar to classifier, except:</text:span></text:p>
                  </text:list-item>
                </text:list>
              </text:list-item>
            </text:list>
            <text:list text:style-name="L4">
              <text:list-item>
                <text:list>
                  <text:list-item>
                    <text:list>
                      <text:list-item>
                        <text:p text:style-name="P10"><text:span text:style-name="T6">Mean squared error is used in cost function to determine boundaries vs impurity (Gini) score.</text:span></text:p>
                      </text:list-item>
                      <text:list-item>
                        <text:p text:style-name="P10"><text:span text:style-name="T6">Instead of classes, value ranges differentiate levels of model.</text:span></text:p>
                      </text:list-item>
                    </text:list>
                  </text:list-item>
                </text:list>
              </text:list-item>
            </text:list>
            <text:p text:style-name="P8"><text:span text:style-name="T4"/></text:p>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2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Each node has a predicted value that is the average of all values within its decision boundary.</text:span></text:p>
                  </text:list-item>
                </text:list>
              </text:list-item>
            </text:list>
            <text:list text:style-name="L4">
              <text:list-item>
                <text:list>
                  <text:list-item>
                    <text:list>
                      <text:list-item>
                        <text:p text:style-name="P10"><text:span text:style-name="T6">This is represented by the “value” parameter in each node.</text:span></text:p>
                      </text:list-item>
                    </text:list>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2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Decision Tree</text:span></text:p>
              </text:list-item>
            </text:list>
            <text:list text:style-name="L3">
              <text:list-item>
                <text:list>
                  <text:list-item>
                    <text:p text:style-name="P9"><text:span text:style-name="T5">The same pros and cons exist as the classifier variant of the decision tree.</text:span></text:p>
                  </text:list-item>
                  <text:list-item>
                    <text:p text:style-name="P9"><text:span text:style-name="T5">See class example .dot file outputs for decision tree visualizations.</text:span></text:p>
                  </text:list-item>
                </text:list>
              </text:list-item>
            </text:list>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30" draw:master-page-name="Title_20_and_20_Content" presentation:presentation-page-layout-name="AL2T11">
        <draw:custom-shape draw:name="Rectangle 3" draw:style-name="gr4" draw:text-style-name="P14"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Run the decision tree regressor example. <text:s/>As with the classifier example, play with the depth to see how accuracy is affected.</text:span></text:p>
                  </text:list-item>
                </text:list>
              </text:list-item>
            </text:list>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Linear Models - Regressors" draw:style-name="dp31" draw:master-page-name="Title_20_and_20_Content" presentation:presentation-page-layout-name="AL2T11">
        <draw:custom-shape draw:name="Rectangle 3" draw:style-name="gr4" draw:text-style-name="P14" draw:layer="layout" svg:width="26.034cm" svg:height="19.472cm" svg:x="-0.212cm" svg:y="-0.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 draw:layer="layout" svg:width="22.859cm" svg:height="3.174cm" svg:x="1.27cm" svg:y="0.763cm" presentation:class="title" presentation:user-transformed="true">
          <draw:text-box>
            <text:p text:style-name="P1"><text:span text:style-name="T1">Linear Models - Regressors</text:span></text:p>
          </draw:text-box>
        </draw:frame>
        <draw:frame draw:name="Content Placeholder 2" presentation:style-name="pr7" draw:text-style-name="P6" draw:layer="layout" svg:width="22.859cm" svg:height="12.571cm" svg:x="1.27cm" svg:y="4.445cm" presentation:class="outline" presentation:user-transformed="true">
          <draw:text-box>
            <text:list text:style-name="L2">
              <text:list-item>
                <text:p text:style-name="P8"><text:span text:style-name="T4">In-Class Exercise</text:span></text:p>
              </text:list-item>
            </text:list>
            <text:list text:style-name="L3">
              <text:list-item>
                <text:list>
                  <text:list-item>
                    <text:p text:style-name="P9"><text:span text:style-name="T5">Adjust the following hyperparameters to see their effect:</text:span></text:p>
                  </text:list-item>
                </text:list>
              </text:list-item>
            </text:list>
            <text:list text:style-name="L4">
              <text:list-item>
                <text:list>
                  <text:list-item>
                    <text:list>
                      <text:list-item>
                        <text:p text:style-name="P10"><text:span text:style-name="T6">max_depth</text:span></text:p>
                      </text:list-item>
                      <text:list-item>
                        <text:p text:style-name="P10"><text:span text:style-name="T6">max_leaf_nodes</text:span></text:p>
                      </text:list-item>
                      <text:list-item>
                        <text:p text:style-name="P10"><text:span text:style-name="T6">max_features</text:span></text:p>
                      </text:list-item>
                      <text:list-item>
                        <text:p text:style-name="P10"><text:span text:style-name="T6">min_samples_split</text:span></text:p>
                      </text:list-item>
                      <text:list-item>
                        <text:p text:style-name="P10"><text:span text:style-name="T6">min_samples_leaf</text:span></text:p>
                      </text:list-item>
                      <text:list-item>
                        <text:p text:style-name="P10"><text:span text:style-name="T6">min_weight_fraction_leaf</text:span></text:p>
                      </text:list-item>
                    </text:list>
                  </text:list-item>
                </text:list>
              </text:list-item>
            </text:list>
            <text:p text:style-name="P11"><text:span text:style-name="T6"/></text:p>
            <text:p text:style-name="P11"><text:span text:style-name="T6"/></text:p>
            <text:p text:style-name="P8"><text:span text:style-name="T4"/></text:p>
            <text:p text:style-name="P11"><text:span text:style-name="T5"/></text:p>
            <text:p text:style-name="P11"><text:span text:style-name="T6"/></text:p>
            <text:p text:style-name="P11"><text:span text:style-name="T6"/></text:p>
            <text:p text:style-name="P8"><text:span text:style-name="T4"/></text:p>
          </draw:text-box>
        </draw:frame>
        <presentation:notes draw:style-name="dp2">
          <draw:page-thumbnail draw:style-name="gr2"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Bibliography" draw:style-name="dp32" draw:master-page-name="Defaul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4">Bibliography</text:span></text:p>
          </draw:text-box>
        </draw:frame>
        <draw:frame draw:name="Content Placeholder 2" presentation:style-name="pr9" draw:text-style-name="P6" draw:layer="layout" svg:width="22.859cm" svg:height="12.571cm" svg:x="1.27cm" svg:y="4.445cm" presentation:class="outline" presentation:user-transformed="true">
          <draw:text-box>
            <text:list text:style-name="L7">
              <text:list-item>
                <text:p text:style-name="P8"><text:span text:style-name="T15"><text:a xlink:href="https://github.com/amueller/introduction_to_ml_with_python/blob/master/02-supervised-learning.ipynb" xlink:type="simple">https://github.com/amueller/introduction_to_ml_with_python/blob/master/02-supervised-learning.ipynb</text:a></text:span></text:p>
              </text:list-item>
              <text:list-item>
                <text:p text:style-name="P8"><text:span text:style-name="T16">Müller, A. C., &amp; Guido, S. (2016). </text:span><text:span text:style-name="T17">Introduction to Machine Learning with Python: A Guide for Data Scientists</text:span><text:span text:style-name="T16"> (1st ed.). O’Reilly Media.</text:span></text:p>
              </text:list-item>
              <text:list-item>
                <text:p text:style-name="P8"><text:span text:style-name="T16">http://rasbt.github.io/mlxtend/user_guide/general_concepts/gradient-optimization/</text:span></text:p>
              </text:list-item>
            </text:list>
          </draw:text-box>
        </draw:frame>
        <presentation:notes draw:style-name="dp2">
          <draw:page-thumbnail draw:style-name="gr2" draw:layer="layout" svg:width="13.968cm" svg:height="10.476cm" svg:x="3.81cm" svg:y="2.123cm" draw:page-number="31" presentation:class="page"/>
          <draw:frame presentation:style-name="pr10" draw:text-style-name="P7" draw:layer="layout" svg:width="17.271cm" svg:height="12.572cm" svg:x="2.159cm" svg:y="13.271cm" presentation:class="notes" presentation:placeholder="true">
            <draw:text-box/>
          </draw:frame>
        </presentation:notes>
      </draw:page>
      <draw:page draw:name="Bibliography" draw:style-name="dp33" draw:master-page-name="Defaul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4">Bibliography</text:span></text:p>
          </draw:text-box>
        </draw:frame>
        <draw:frame draw:name="Content Placeholder 2" presentation:style-name="pr9" draw:text-style-name="P6" draw:layer="layout" svg:width="22.859cm" svg:height="12.571cm" svg:x="1.27cm" svg:y="4.445cm" presentation:class="outline" presentation:user-transformed="true">
          <draw:text-box>
            <text:list text:style-name="L8">
              <text:list-item>
                <text:p text:style-name="P8"><text:span text:style-name="T15"><text:a xlink:href="https://github.com/ageron/handson-ml" xlink:type="simple">https://github.com/ageron/handson-ml</text:a></text:span></text:p>
              </text:list-item>
              <text:list-item>
                <text:p text:style-name="P8"><text:span text:style-name="T16">Géron Aurélien. </text:span><text:span text:style-name="T17">Hands-on Machine Learning with Scikit-Learn and Tensorflow</text:span><text:span text:style-name="T16">. 1st ed., O'Reilly, 2017.</text:span></text:p>
              </text:list-item>
              <text:list-item>
                <text:p text:style-name="P8"><text:span text:style-name="T15"><text:a xlink:href="https://machinelearningmastery.com/how-to-use-correlation-to-understand-the-relationship-between-variables/" xlink:type="simple">https://machinelearningmastery.com/how-to-use-correlation-to-understand-the-relationship-between-variables/</text:a></text:span></text:p>
              </text:list-item>
            </text:list>
            <text:p text:style-name="P8"><text:span text:style-name="T16"/></text:p>
          </draw:text-box>
        </draw:frame>
        <presentation:notes draw:style-name="dp2">
          <draw:page-thumbnail draw:style-name="gr2" draw:layer="layout" svg:width="12.699cm" svg:height="9.524cm" svg:x="3.175cm" svg:y="1.93cm" draw:page-number="32" presentation:class="page"/>
          <draw:frame presentation:style-name="pr11" draw:text-style-name="P7" draw:layer="layout" svg:width="15.239cm" svg:height="11.429cm" svg:x="1.905cm" svg:y="12.065cm" presentation:class="notes" presentation:placeholder="true">
            <draw:text-box/>
          </draw:frame>
        </presentation:notes>
      </draw:page>
      <draw:page draw:name="Bibliography" draw:style-name="dp34" draw:master-page-name="Defaul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4">Bibliography</text:span></text:p>
          </draw:text-box>
        </draw:frame>
        <draw:frame draw:name="Content Placeholder 2" presentation:style-name="pr9" draw:text-style-name="P6" draw:layer="layout" svg:width="22.859cm" svg:height="12.571cm" svg:x="1.27cm" svg:y="4.445cm" presentation:class="outline" presentation:user-transformed="true">
          <draw:text-box>
            <text:list text:style-name="L10">
              <text:list-item>
                <text:p text:style-name="P8"><text:span text:style-name="T16">Harrison, Matt. </text:span><text:span text:style-name="T17">Machine Learning Pocket Reference: Working with Structured Data in Python</text:span><text:span text:style-name="T16">. 1st ed., O'Reilly, 2019. </text:span></text:p>
              </text:list-item>
              <text:list-item>
                <text:p text:style-name="P8"><text:span text:style-name="T15"><text:a xlink:href="https://scikit-learn.org/stable/modules/cross_validation.html" xlink:type="simple">https://scikit-learn.org/stable/modules/cross_validation.html</text:a></text:span></text:p>
              </text:list-item>
              <text:list-item>
                <text:p text:style-name="P8"><text:span text:style-name="T15"><text:a xlink:href="http://jmlr.csail.mit.edu/papers/v12/pedregosa11a.html" xlink:type="simple">Scikit-learn: Machine Learning in Python</text:a></text:span><text:span text:style-name="T16">, Pedregosa </text:span><text:span text:style-name="T17">et al.</text:span><text:span text:style-name="T16">, JMLR 12, pp. 2825-2830, 2011.</text:span></text:p>
              </text:list-item>
            </text:list>
          </draw:text-box>
        </draw:frame>
        <presentation:notes draw:style-name="dp2">
          <draw:page-thumbnail draw:style-name="gr2" draw:layer="layout" svg:width="12.699cm" svg:height="9.524cm" svg:x="3.175cm" svg:y="1.93cm" draw:page-number="33" presentation:class="page"/>
          <draw:frame presentation:style-name="pr11" draw:text-style-name="P7" draw:layer="layout" svg:width="15.239cm" svg:height="11.429cm" svg:x="1.905cm" svg:y="12.065cm" presentation:class="notes" presentation:placeholder="true">
            <draw:text-box/>
          </draw:frame>
        </presentation:notes>
      </draw:page>
      <draw:page draw:name="Bibliography_clipboard0" draw:style-name="dp35" draw:master-page-name="Defaul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4">Bibliography</text:span></text:p>
          </draw:text-box>
        </draw:frame>
        <draw:frame draw:name="Content Placeholder 2" presentation:style-name="pr9" draw:text-style-name="P6" draw:layer="layout" svg:width="22.859cm" svg:height="12.571cm" svg:x="1.27cm" svg:y="4.445cm" presentation:class="outline" presentation:user-transformed="true">
          <draw:text-box>
            <text:list text:style-name="L11">
              <text:list-item>
                <text:p text:style-name="P8"><text:span text:style-name="T15"><text:a xlink:href="https://arxiv.org/abs/1309.0238" xlink:type="simple">API design for machine learning software: experiences from the scikit-learn project</text:a></text:span><text:span text:style-name="T16">, Buitinck </text:span><text:span text:style-name="T17">et al.</text:span><text:span text:style-name="T16">, 2013.</text:span></text:p>
              </text:list-item>
              <text:list-item>
                <text:p text:style-name="P8"><text:span text:style-name="T16"><text:a xlink:href="https://docs.scipy.org/doc/scipy/reference/generated/scipy.stats.pearsonr.html" xlink:type="simple">https://docs.scipy.org/doc/scipy/reference/generated/scipy.stats.pearsonr.html</text:a></text:span></text:p>
              </text:list-item>
              <text:list-item>
                <text:p text:style-name="P8"><text:span text:style-name="T16"><text:a xlink:href="https://docs.scipy.org/doc/scipy/reference/generated/scipy.stats.spearmanr.html#scipy.stats.spearmanr" xlink:type="simple">https://docs.scipy.org/doc/scipy/reference/generated/scipy.stats.spearmanr.html#scipy.stats.spearmanr</text:a></text:span></text:p>
              </text:list-item>
            </text:list>
          </draw:text-box>
        </draw:frame>
        <presentation:notes draw:style-name="dp2">
          <draw:page-thumbnail draw:style-name="gr2" draw:layer="layout" svg:width="12.699cm" svg:height="9.524cm" svg:x="3.175cm" svg:y="1.93cm" draw:page-number="34" presentation:class="page"/>
          <draw:frame presentation:style-name="pr11" draw:text-style-name="P7" draw:layer="layout" svg:width="15.239cm" svg:height="11.429cm" svg:x="1.905cm" svg:y="12.065cm" presentation:class="notes" presentation:placeholder="true">
            <draw:text-box/>
          </draw:frame>
        </presentation:notes>
      </draw:page>
      <draw:page draw:name="page35" draw:style-name="dp35" draw:master-page-name="Default" presentation:presentation-page-layout-name="AL2T11">
        <draw:frame draw:name="Title 1_30" presentation:style-name="pr8" draw:text-style-name="P2" draw:layer="layout" svg:width="22.859cm" svg:height="3.174cm" svg:x="1.27cm" svg:y="0.763cm" presentation:class="title" presentation:user-transformed="true">
          <draw:text-box>
            <text:p text:style-name="P1"><text:span text:style-name="T14">Bibliography</text:span></text:p>
          </draw:text-box>
        </draw:frame>
        <draw:frame draw:name="Content Placeholder 2_30" presentation:style-name="pr9" draw:text-style-name="P6" draw:layer="layout" svg:width="22.859cm" svg:height="12.571cm" svg:x="1.27cm" svg:y="4.445cm" presentation:class="outline" presentation:user-transformed="true">
          <draw:text-box>
            <text:list text:style-name="L12">
              <text:list-item>
                <text:p text:style-name="P15"><text:span text:style-name="T16"><text:a xlink:href="https://www.investopedia.com/terms/p/p-value.asp" xlink:type="simple">https://www.investopedia.com/terms/p/p-value.asp</text:a></text:span></text:p>
              </text:list-item>
              <text:list-item>
                <text:p text:style-name="P15"><text:span text:style-name="T16"><text:a xlink:href="https://scikit-learn.org/stable/auto_examples/manifold/plot_swissroll.html#sphx-glr-auto-examples-manifold-plot-swissroll-py" xlink:type="simple">https://scikit-learn.org/stable/auto_examples/manifold/plot_swissroll.html#sphx-glr-auto-examples-manifold-plot-swissroll-py</text:a></text:span></text:p>
              </text:list-item>
              <text:list-item>
                <text:p text:style-name="P15"><text:span text:style-name="T16"><text:a xlink:href="https://scikit-learn.org/stable/auto_examples/manifold/plot_compare_methods.html#sphx-glr-auto-examples-manifold-plot-compare-methods-py" xlink:type="simple">https://scikit-learn.org/stable/auto_examples/manifold/plot_compare_methods.html#sphx-glr-auto-examples-manifold-plot-compare-methods-py</text:a></text:span></text:p>
              </text:list-item>
            </text:list>
          </draw:text-box>
        </draw:frame>
        <presentation:notes draw:style-name="dp2">
          <draw:page-thumbnail draw:style-name="gr2" draw:layer="layout" svg:width="12.699cm" svg:height="9.524cm" svg:x="3.175cm" svg:y="1.93cm" draw:page-number="35" presentation:class="page"/>
          <draw:frame presentation:style-name="pr11" draw:text-style-name="P7" draw:layer="layout" svg:width="15.239cm" svg:height="11.429cm" svg:x="1.905cm" svg:y="12.065cm" presentation:class="notes" presentation:placeholder="true">
            <draw:text-box/>
          </draw:frame>
        </presentation:notes>
      </draw:page>
      <draw:page draw:name="page36" draw:style-name="dp35" draw:master-page-name="Default" presentation:presentation-page-layout-name="AL2T11">
        <draw:frame draw:name="Title 1_45" presentation:style-name="pr8" draw:text-style-name="P2" draw:layer="layout" svg:width="22.859cm" svg:height="3.174cm" svg:x="1.27cm" svg:y="0.763cm" presentation:class="title" presentation:user-transformed="true">
          <draw:text-box>
            <text:p text:style-name="P1"><text:span text:style-name="T14">Bibliography</text:span></text:p>
          </draw:text-box>
        </draw:frame>
        <draw:frame draw:name="Content Placeholder 2_45" presentation:style-name="pr12" draw:text-style-name="P16" draw:layer="layout" svg:width="22.859cm" svg:height="12.571cm" svg:x="1.27cm" svg:y="3.937cm" presentation:class="outline" presentation:user-transformed="true">
          <draw:text-box>
            <text:p text:style-name="P15"><text:span text:style-name="T16">16) </text:span><text:span text:style-name="T16"><text:a xlink:href="https://wizardforcel.gitbooks.io/scikit-and-tensorflow-workbooks-bjpcjp/content/ch08-dimensionality-reduction.html" xlink:type="simple">https://wizardforcel.gitbooks.io/scikit-and-tensorflow-workbooks-bjpcjp/content/ch08-dimensionality-reduction.html</text:a></text:span></text:p>
            <text:p text:style-name="P15"><text:span text:style-name="T16">17) </text:span><text:span text:style-name="T16"><text:a xlink:href="https://pub.towardsai.net/principal-component-analysis-in-dimensionality-reduction-with-python-1a613006d531" xlink:type="simple">https://pub.towardsai.net/principal-component-analysis-in-dimensionality-reduction-with-python-1a613006d531</text:a></text:span></text:p>
            <text:p text:style-name="P15"><text:span text:style-name="T16">18) </text:span><text:span text:style-name="T16"><text:a xlink:href="https://towardsdatascience.com/the-kernel-trick-c98cdbcaeb3f" xlink:type="simple">https://towardsdatascience.com/the-kernel-trick-c98cdbcaeb3f</text:a></text:span><text:span text:style-name="T16"><text:s/></text:span></text:p>
          </draw:text-box>
        </draw:frame>
        <presentation:notes draw:style-name="dp2">
          <draw:page-thumbnail draw:style-name="gr2" draw:layer="layout" svg:width="12.699cm" svg:height="9.524cm" svg:x="3.175cm" svg:y="1.93cm" draw:page-number="36" presentation:class="page"/>
          <draw:frame presentation:style-name="pr11" draw:text-style-name="P7" draw:layer="layout" svg:width="15.239cm" svg:height="11.429cm" svg:x="1.905cm" svg:y="12.065cm" presentation:class="notes" presentation:placeholder="true">
            <draw:text-box/>
          </draw:frame>
        </presentation:notes>
      </draw:page>
      <draw:page draw:name="page37" draw:style-name="dp35" draw:master-page-name="Default" presentation:presentation-page-layout-name="AL2T11">
        <draw:frame draw:name="Title 1_90" presentation:style-name="pr8" draw:text-style-name="P2" draw:layer="layout" svg:width="22.859cm" svg:height="3.174cm" svg:x="1.27cm" svg:y="0.763cm" presentation:class="title" presentation:user-transformed="true">
          <draw:text-box>
            <text:p text:style-name="P1"><text:span text:style-name="T14">Bibliography</text:span></text:p>
          </draw:text-box>
        </draw:frame>
        <draw:frame draw:name="Content Placeholder 2_89" presentation:style-name="pr13" draw:text-style-name="P16" draw:layer="layout" svg:width="22.859cm" svg:height="12.571cm" svg:x="1.27cm" svg:y="3.937cm" presentation:class="outline" presentation:user-transformed="true">
          <draw:text-box>
            <text:p text:style-name="P15"><text:span text:style-name="T16">19) https://cs.nyu.edu/~roweis/lle/papers/lleintro.pdf</text:span></text:p>
            <text:p text:style-name="P15"><text:span text:style-name="T16">20)https://docs.python.org/3/library/json.html </text:span></text:p>
            <text:p text:style-name="P15"><text:span text:style-name="T16">21)https://academic.oup.com/bioinformatics/article/24/18/2010/190849?login=false</text:span></text:p>
            <text:p text:style-name="P15"><text:span text:style-name="T16">22)</text:span><text:span text:style-name="T16"><text:a xlink:href="https://arxiv.org/pdf/1904.10416.pdf" xlink:type="simple">https://arxiv.org/pdf/1904.10416.pdf</text:a></text:span></text:p>
            <text:p text:style-name="P15"><text:span text:style-name="T16">23)</text:span></text:p>
          </draw:text-box>
        </draw:frame>
        <presentation:notes draw:style-name="dp2">
          <draw:page-thumbnail draw:style-name="gr2" draw:layer="layout" svg:width="12.699cm" svg:height="9.524cm" svg:x="3.175cm" svg:y="1.93cm" draw:page-number="37" presentation:class="page"/>
          <draw:frame presentation:style-name="pr11" draw:text-style-name="P7" draw:layer="layout" svg:width="15.239cm" svg:height="11.429cm" svg:x="1.905cm" svg:y="12.065cm" presentation:class="notes" presentation:placeholder="true">
            <draw:text-box/>
          </draw:frame>
        </presentation:notes>
      </draw:page>
      <draw:page draw:name="Additional Resources" draw:style-name="dp36" draw:master-page-name="Defaul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4">Additional Resources</text:span></text:p>
          </draw:text-box>
        </draw:frame>
        <draw:frame draw:name="Content Placeholder 2" presentation:style-name="pr9" draw:text-style-name="P6" draw:layer="layout" svg:width="22.859cm" svg:height="12.571cm" svg:x="1.27cm" svg:y="4.445cm" presentation:class="outline" presentation:user-transformed="true">
          <draw:text-box>
            <text:list text:style-name="L7">
              <text:list-item>
                <text:p text:style-name="P8"><text:span text:style-name="T15"><text:a xlink:href="https://towardsdatascience.com/over-fitting-and-regularization-64d16100f45c" xlink:type="simple">https://towardsdatascience.com/over-fitting-and-regularization-64d16100f45c</text:a></text:span></text:p>
              </text:list-item>
              <text:list-item>
                <text:p text:style-name="P8"><text:span text:style-name="T16">https://towardsdatascience.com/scale-standardize-or-normalize-with-scikit-learn-6ccc7d176a02</text:span></text:p>
              </text:list-item>
            </text:list>
          </draw:text-box>
        </draw:frame>
        <presentation:notes draw:style-name="dp2">
          <draw:page-thumbnail draw:style-name="gr2" draw:layer="layout" svg:width="12.699cm" svg:height="9.524cm" svg:x="3.175cm" svg:y="1.93cm" draw:page-number="38" presentation:class="page"/>
          <draw:frame presentation:style-name="pr11" draw:text-style-name="P7" draw:layer="layout" svg:width="15.239cm" svg:height="11.429cm" svg:x="1.905cm" svg:y="12.065cm" presentation:class="notes" presentation:placeholder="true">
            <draw:text-box/>
          </draw:frame>
        </presentation:notes>
      </draw:page>
      <draw:page draw:name="LICENSE" draw:style-name="dp37" draw:master-page-name="Default" presentation:presentation-page-layout-name="AL2T11">
        <draw:frame draw:name="Title 1" presentation:style-name="pr8" draw:text-style-name="P2" draw:layer="layout" svg:width="22.859cm" svg:height="3.174cm" svg:x="1.27cm" svg:y="0.763cm" presentation:class="title" presentation:user-transformed="true">
          <draw:text-box>
            <text:p text:style-name="P1"><text:span text:style-name="T14">LICENSE</text:span></text:p>
          </draw:text-box>
        </draw:frame>
        <draw:frame draw:name="Content Placeholder 2" presentation:style-name="pr9" draw:text-style-name="P6" draw:layer="layout" svg:width="22.859cm" svg:height="12.571cm" svg:x="1.27cm" svg:y="4.445cm" presentation:class="outline" presentation:user-transformed="true">
          <draw:text-box>
            <text:list text:style-name="L13">
              <text:list-item>
                <text:p text:style-name="P8"><text:span text:style-name="T16">Copyright 2022 Douglas Bowman</text:span></text:p>
              </text:list-item>
              <text:list-item>
                <text:p text:style-name="P8"><text:span text:style-name="T16">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8"><text:span text:style-name="T16">The above copyright notice and this permission notice shall be included in all copies or substantial portions of the Software.</text:span></text:p>
              </text:list-item>
              <text:list-item>
                <text:p text:style-name="P8"><text:span text:style-name="T1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39" presentation:class="page"/>
          <draw:frame presentation:style-name="pr11"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2" svg:font-family="Calibri"/>
    <style:font-face style:name="Calibri4" svg:font-family="Calibri" style:font-adornments="Regular"/>
    <style:font-face style:name="Calibri3" svg:font-family="Calibri" style:font-adornments="Regular" style:font-pitch="fixed"/>
    <style:font-face style:name="Noto Mono2" svg:font-family="'Noto Mono'" style:font-adornments="Regular" style:font-pitch="fixed"/>
    <style:font-face style:name="Calibri" svg:font-family="Calibri" style:font-pitch="variable"/>
    <style:font-face style:name="Liberation Sans1" svg:font-family="'Liberation Sans'" style:font-pitch="variable"/>
    <style:font-face style:name="Liberation Serif" svg:font-family="'Liberation Serif'" style:font-pitch="variable"/>
    <style:font-face style:name="Noto Mono1" svg:font-family="'Noto Mono'" style:font-adornments="Regular"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Mono" svg:font-family="'Noto Mono'" style:font-family-generic="roman" style:font-pitch="variable"/>
    <style:font-face style:name="Noto Mono3" svg:font-family="'Noto Mono'" style:font-adornments="Regular"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20100000780000004B043A3F1D1F1EC65A6.png" xlink:type="simple" xlink:show="embed" xlink:actuate="onLoad"/>
    <draw:fill-image draw:name="msFillBitmap_20_100" draw:display-name="msFillBitmap 100" xlink:href="Pictures/1000020100000780000004B043A3F1D1F1EC65A6.png" xlink:type="simple" xlink:show="embed" xlink:actuate="onLoad"/>
    <draw:fill-image draw:name="msFillBitmap_20_101" draw:display-name="msFillBitmap 101" xlink:href="Pictures/1000020100000780000004B043A3F1D1F1EC65A6.png" xlink:type="simple" xlink:show="embed" xlink:actuate="onLoad"/>
    <draw:fill-image draw:name="msFillBitmap_20_102" draw:display-name="msFillBitmap 102" xlink:href="Pictures/1000020100000780000004B043A3F1D1F1EC65A6.png" xlink:type="simple" xlink:show="embed" xlink:actuate="onLoad"/>
    <draw:fill-image draw:name="msFillBitmap_20_103" draw:display-name="msFillBitmap 103" xlink:href="Pictures/1000020100000780000004B043A3F1D1F1EC65A6.png" xlink:type="simple" xlink:show="embed" xlink:actuate="onLoad"/>
    <draw:fill-image draw:name="msFillBitmap_20_104" draw:display-name="msFillBitmap 104" xlink:href="Pictures/10000000000007800000043818FA1BCFC5DFB8E6.jpg" xlink:type="simple" xlink:show="embed" xlink:actuate="onLoad"/>
    <draw:fill-image draw:name="msFillBitmap_20_105" draw:display-name="msFillBitmap 105" xlink:href="Pictures/1000020100000780000004B043A3F1D1F1EC65A6.png" xlink:type="simple" xlink:show="embed" xlink:actuate="onLoad"/>
    <draw:fill-image draw:name="msFillBitmap_20_106" draw:display-name="msFillBitmap 106" xlink:href="Pictures/1000020100000780000004B043A3F1D1F1EC65A6.png" xlink:type="simple" xlink:show="embed" xlink:actuate="onLoad"/>
    <draw:fill-image draw:name="msFillBitmap_20_107" draw:display-name="msFillBitmap 107" xlink:href="Pictures/1000020100000780000004B043A3F1D1F1EC65A6.png" xlink:type="simple" xlink:show="embed" xlink:actuate="onLoad"/>
    <draw:fill-image draw:name="msFillBitmap_20_108" draw:display-name="msFillBitmap 108" xlink:href="Pictures/1000020100000780000004B043A3F1D1F1EC65A6.png" xlink:type="simple" xlink:show="embed" xlink:actuate="onLoad"/>
    <draw:fill-image draw:name="msFillBitmap_20_109" draw:display-name="msFillBitmap 109" xlink:href="Pictures/1000020100000780000004B043A3F1D1F1EC65A6.png" xlink:type="simple" xlink:show="embed" xlink:actuate="onLoad"/>
    <draw:fill-image draw:name="msFillBitmap_20_110" draw:display-name="msFillBitmap 110" xlink:href="Pictures/1000020100000780000004B043A3F1D1F1EC65A6.png" xlink:type="simple" xlink:show="embed" xlink:actuate="onLoad"/>
    <draw:fill-image draw:name="msFillBitmap_20_111" draw:display-name="msFillBitmap 111" xlink:href="Pictures/1000020100000780000004B043A3F1D1F1EC65A6.png" xlink:type="simple" xlink:show="embed" xlink:actuate="onLoad"/>
    <draw:fill-image draw:name="msFillBitmap_20_112" draw:display-name="msFillBitmap 112" xlink:href="Pictures/1000020100000780000004B043A3F1D1F1EC65A6.png" xlink:type="simple" xlink:show="embed" xlink:actuate="onLoad"/>
    <draw:fill-image draw:name="msFillBitmap_20_113" draw:display-name="msFillBitmap 113" xlink:href="Pictures/10000000000007800000043818FA1BCFC5DFB8E6.jpg" xlink:type="simple" xlink:show="embed" xlink:actuate="onLoad"/>
    <draw:fill-image draw:name="msFillBitmap_20_114" draw:display-name="msFillBitmap 114" xlink:href="Pictures/1000020100000780000004B043A3F1D1F1EC65A6.png" xlink:type="simple" xlink:show="embed" xlink:actuate="onLoad"/>
    <draw:fill-image draw:name="msFillBitmap_20_115" draw:display-name="msFillBitmap 115" xlink:href="Pictures/1000020100000780000004B043A3F1D1F1EC65A6.png" xlink:type="simple" xlink:show="embed" xlink:actuate="onLoad"/>
    <draw:fill-image draw:name="msFillBitmap_20_116" draw:display-name="msFillBitmap 116" xlink:href="Pictures/1000020100000780000004B043A3F1D1F1EC65A6.png" xlink:type="simple" xlink:show="embed" xlink:actuate="onLoad"/>
    <draw:fill-image draw:name="msFillBitmap_20_117" draw:display-name="msFillBitmap 117" xlink:href="Pictures/1000020100000780000004B043A3F1D1F1EC65A6.png" xlink:type="simple" xlink:show="embed" xlink:actuate="onLoad"/>
    <draw:fill-image draw:name="msFillBitmap_20_118" draw:display-name="msFillBitmap 118" xlink:href="Pictures/1000020100000780000004B043A3F1D1F1EC65A6.png" xlink:type="simple" xlink:show="embed" xlink:actuate="onLoad"/>
    <draw:fill-image draw:name="msFillBitmap_20_119" draw:display-name="msFillBitmap 119" xlink:href="Pictures/10000000000007800000043818FA1BCFC5DFB8E6.jpg" xlink:type="simple" xlink:show="embed" xlink:actuate="onLoad"/>
    <draw:fill-image draw:name="msFillBitmap_20_120" draw:display-name="msFillBitmap 120" xlink:href="Pictures/1000020100000780000004B043A3F1D1F1EC65A6.png" xlink:type="simple" xlink:show="embed" xlink:actuate="onLoad"/>
    <draw:fill-image draw:name="msFillBitmap_20_121" draw:display-name="msFillBitmap 121" xlink:href="Pictures/1000020100000780000004B043A3F1D1F1EC65A6.png" xlink:type="simple" xlink:show="embed" xlink:actuate="onLoad"/>
    <draw:fill-image draw:name="msFillBitmap_20_122" draw:display-name="msFillBitmap 122" xlink:href="Pictures/1000020100000780000004B043A3F1D1F1EC65A6.png" xlink:type="simple" xlink:show="embed" xlink:actuate="onLoad"/>
    <draw:fill-image draw:name="msFillBitmap_20_123" draw:display-name="msFillBitmap 123" xlink:href="Pictures/10000000000007800000043818FA1BCFC5DFB8E6.jpg" xlink:type="simple" xlink:show="embed" xlink:actuate="onLoad"/>
    <draw:fill-image draw:name="msFillBitmap_20_124" draw:display-name="msFillBitmap 124" xlink:href="Pictures/10000000000007800000043818FA1BCFC5DFB8E6.jpg" xlink:type="simple" xlink:show="embed" xlink:actuate="onLoad"/>
    <draw:fill-image draw:name="msFillBitmap_20_197" draw:display-name="msFillBitmap 197" xlink:href="Pictures/1000000000000A000000064038056564B415F20F.jpg" xlink:type="simple" xlink:show="embed" xlink:actuate="onLoad"/>
    <draw:fill-image draw:name="msFillBitmap_20_198" draw:display-name="msFillBitmap 198" xlink:href="Pictures/1000000000000A000000064038056564B415F20F.jpg" xlink:type="simple" xlink:show="embed" xlink:actuate="onLoad"/>
    <draw:fill-image draw:name="msFillBitmap_20_199" draw:display-name="msFillBitmap 199" xlink:href="Pictures/1000000000000A000000064038056564B415F20F.jpg" xlink:type="simple" xlink:show="embed" xlink:actuate="onLoad"/>
    <draw:fill-image draw:name="msFillBitmap_20_200" draw:display-name="msFillBitmap 200" xlink:href="Pictures/1000000000000A000000064038056564B415F20F.jpg" xlink:type="simple" xlink:show="embed" xlink:actuate="onLoad"/>
    <draw:fill-image draw:name="msFillBitmap_20_201" draw:display-name="msFillBitmap 201" xlink:href="Pictures/1000000000000A000000064038056564B415F20F.jpg" xlink:type="simple" xlink:show="embed" xlink:actuate="onLoad"/>
    <draw:fill-image draw:name="msFillBitmap_20_202" draw:display-name="msFillBitmap 202" xlink:href="Pictures/1000000000000A000000064038056564B415F20F.jpg" xlink:type="simple" xlink:show="embed" xlink:actuate="onLoad"/>
    <draw:fill-image draw:name="msFillBitmap_20_35" draw:display-name="msFillBitmap 35" xlink:href="Pictures/1000020100000780000004B043A3F1D1F1EC65A6.png" xlink:type="simple" xlink:show="embed" xlink:actuate="onLoad"/>
    <draw:fill-image draw:name="msFillBitmap_20_36" draw:display-name="msFillBitmap 36" xlink:href="Pictures/1000020100000780000004B043A3F1D1F1EC65A6.png" xlink:type="simple" xlink:show="embed" xlink:actuate="onLoad"/>
    <draw:fill-image draw:name="msFillBitmap_20_98" draw:display-name="msFillBitmap 98" xlink:href="Pictures/1000020100000780000004B043A3F1D1F1EC65A6.png" xlink:type="simple" xlink:show="embed" xlink:actuate="onLoad"/>
    <draw:fill-image draw:name="msFillBitmap_20_99" draw:display-name="msFillBitmap 99" xlink:href="Pictures/1000020100000780000004B043A3F1D1F1EC65A6.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Noto Mono2" fo:font-family="'Noto Mono'" style:font-style-name="Regular" style:font-pitch="fixed" fo:font-size="18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2"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2"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2"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2"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3-10-24">10/24/23</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3-10-24">10/24/23</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4">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3-10-24">10/24/23</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lt;number&gt;</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1090</meta:editing-cycles>
    <meta:creation-date>2018-01-12T01:50:51</meta:creation-date>
    <dc:date>2023-10-24T20:24:59.614614213</dc:date>
    <meta:editing-duration>P9DT3H13M13S</meta:editing-duration>
    <meta:generator>LibreOffice/7.0.4.2$Linux_X86_64 LibreOffice_project/00$Build-2</meta:generator>
    <meta:document-statistic meta:object-count="205"/>
    <meta:user-defined meta:name="AppVersion">16.0000</meta:user-defined>
    <meta:user-defined meta:name="Notes" meta:value-type="float">53</meta:user-defined>
    <meta:user-defined meta:name="PresentationFormat">On-screen Show (4:3)</meta:user-defined>
    <meta:user-defined meta:name="Slides" meta:value-type="float">203</meta:user-defined>
  </office:meta>
</office:document-meta>
</file>